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Members" style:family="table">
      <style:table-properties style:width="17.013cm" fo:margin-left="0cm" table:align="left" style:may-break-between-rows="false"/>
    </style:style>
    <style:style style:name="Members.A" style:family="table-column">
      <style:table-column-properties style:column-width="1.111cm"/>
    </style:style>
    <style:style style:name="Members.B" style:family="table-column">
      <style:table-column-properties style:column-width="7.389cm"/>
    </style:style>
    <style:style style:name="Members.C" style:family="table-column">
      <style:table-column-properties style:column-width="4.249cm"/>
    </style:style>
    <style:style style:name="Members.D" style:family="table-column">
      <style:table-column-properties style:column-width="4.263cm"/>
    </style:style>
    <style:style style:name="Members.A1" style:family="table-cell">
      <style:table-cell-properties fo:padding="0.097cm" fo:border-left="0.05pt solid #000000" fo:border-right="none" fo:border-top="0.05pt solid #000000" fo:border-bottom="0.05pt solid #000000"/>
    </style:style>
    <style:style style:name="Members.D1" style:family="table-cell">
      <style:table-cell-properties fo:padding="0.097cm" fo:border="0.05pt solid #000000"/>
    </style:style>
    <style:style style:name="Members.A2" style:family="table-cell">
      <style:table-cell-properties fo:padding="0.097cm" fo:border-left="0.05pt solid #000000" fo:border-right="none" fo:border-top="none" fo:border-bottom="0.05pt solid #000000"/>
    </style:style>
    <style:style style:name="Member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6pt" officeooo:rsid="0004a596" officeooo:paragraph-rsid="0004a596" style:font-size-asian="14pt" style:font-size-complex="16pt"/>
    </style:style>
    <style:style style:name="P2" style:family="paragraph" style:parent-style-name="Standard">
      <style:paragraph-properties fo:text-align="center" style:justify-single-word="false"/>
      <style:text-properties style:font-name="Times New Roman" fo:font-size="16pt" fo:font-weight="bold" officeooo:rsid="0004a596" officeooo:paragraph-rsid="0004a596"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4pt" officeooo:rsid="0004a596" officeooo:paragraph-rsid="0004a596" style:font-size-asian="12.25pt" style:font-size-complex="14pt"/>
    </style:style>
    <style:style style:name="P4" style:family="paragraph" style:parent-style-name="Standard">
      <style:paragraph-properties fo:text-align="start" style:justify-single-word="false"/>
      <style:text-properties style:font-name="Times New Roman" fo:font-size="14pt" fo:font-weight="bold" officeooo:rsid="0004a596" officeooo:paragraph-rsid="0004a59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officeooo:rsid="0004a596" officeooo:paragraph-rsid="0004a596" style:font-size-asian="10.5pt" style:font-size-complex="12pt"/>
    </style:style>
    <style:style style:name="P6" style:family="paragraph" style:parent-style-name="Standard">
      <style:paragraph-properties fo:text-align="justify" style:justify-single-word="false"/>
      <style:text-properties style:font-name="Times New Roman" fo:font-size="12pt" officeooo:rsid="0004a596" officeooo:paragraph-rsid="0004a596" style:font-size-asian="10.5pt" style:font-size-complex="12pt"/>
    </style:style>
    <style:style style:name="P7" style:family="paragraph" style:parent-style-name="Standard">
      <style:paragraph-properties fo:text-align="start" style:justify-single-word="false"/>
      <style:text-properties style:font-name="Times New Roman" fo:font-size="12pt" officeooo:rsid="0004a596" officeooo:paragraph-rsid="0004a596" style:font-size-asian="12pt" style:font-size-complex="12pt"/>
    </style:style>
    <style:style style:name="P8" style:family="paragraph" style:parent-style-name="Table_20_Contents">
      <style:paragraph-properties fo:text-align="start" style:justify-single-word="false"/>
      <style:text-properties style:font-name="Times New Roman" fo:font-size="14pt" officeooo:rsid="0004a596" officeooo:paragraph-rsid="0004a596" style:font-size-asian="12.25pt" style:font-size-complex="14pt"/>
    </style:style>
    <style:style style:name="T1" style:family="text">
      <style:text-properties officeooo:rsid="0005f2ed"/>
    </style:style>
    <style:style style:name="T2" style:family="text">
      <style:text-properties officeooo:rsid="00092a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YPTOKNIGHT</text:p>
      <text:p text:style-name="P1"/>
      <text:p text:style-name="P4">Description</text:p>
      <text:p text:style-name="P6">The aim of the project is to create a software that will act as a <text:span text:style-name="T2">penetration </text:span>testing s<text:span text:style-name="T2">uite</text:span> for cracking login modules. The software would be able to crack passwords and if required usernames. Also the software would be able to recommend strong passwords to users and test the strength of passwords provided by the user<text:span text:style-name="T2">s</text:span>.</text:p>
      <text:p text:style-name="P5"/>
      <text:p text:style-name="P4">Importance and Use</text:p>
      <text:p text:style-name="P5">Passwords today are used to secure <text:span text:style-name="T1">majority</text:span> of digital media. It is imperitive that the modules used for user validation be immune to common forms of attacks, like brute force and dictionary attacks. The software would provide a <text:span text:style-name="T2">penetration</text:span> test suite for professionals to test their modules for weaknesses, and to calculate the various login parameters that provide the optimum balance between ease of use and security. The software will also aid users in selecting strong passwords <text:span text:style-name="T2">and recommending the same to them.</text:span></text:p>
      <text:p text:style-name="P5"/>
      <text:p text:style-name="P4">Basic Requirements</text:p>
      <text:p text:style-name="P5">Should be able to crack passwords and if required, the username for a particular login module</text:p>
      <text:p text:style-name="P5">Should be simple and efficient</text:p>
      <text:p text:style-name="P5">Should be of sufficient quality to be used by professionals for testing</text:p>
      <text:p text:style-name="P5"/>
      <text:p text:style-name="P4">Functional Requirements</text:p>
      <text:p text:style-name="P5">Should be able to conduct brute force attacks within the specified boundaries</text:p>
      <text:p text:style-name="P5">Should be able to conduct dictionary attacks using the give text file of the dictionary</text:p>
      <text:p text:style-name="P5">Should use multithreading</text:p>
      <text:p text:style-name="P5">Should calculate the strength of the password provided</text:p>
      <text:p text:style-name="P5">Should generate random strong passwords</text:p>
      <text:p text:style-name="P5"/>
      <text:p text:style-name="P4">Scope and Utility</text:p>
      <text:p text:style-name="P7">For <text:span text:style-name="T2">penetration testing</text:span> of login modules especially for databases, websites and other systems where high level of security is desired. Also the software can be used by users for calculating the strength of the passwords that they use and to recommend them strong passwords. Also in certain cases the software can be used to crack passwords that the user might have forgotten.</text:p>
      <text:p text:style-name="P7"/>
      <text:p text:style-name="P3"/>
      <table:table table:name="Members" table:style-name="Members">
        <table:table-column table:style-name="Members.A"/>
        <table:table-column table:style-name="Members.B"/>
        <table:table-column table:style-name="Members.C"/>
        <table:table-column table:style-name="Members.D"/>
        <table:table-row>
          <table:table-cell table:style-name="Members.A1" office:value-type="string">
            <text:p text:style-name="P8">Sr No.</text:p>
          </table:table-cell>
          <table:table-cell table:style-name="Members.A1" office:value-type="string">
            <text:p text:style-name="P8">Member Name</text:p>
          </table:table-cell>
          <table:table-cell table:style-name="Members.A1" office:value-type="string">
            <text:p text:style-name="P8">Registeration Number</text:p>
          </table:table-cell>
          <table:table-cell table:style-name="Members.D1" office:value-type="string">
            <text:p text:style-name="P8">Roll Number</text:p>
          </table:table-cell>
        </table:table-row>
        <table:table-row>
          <table:table-cell table:style-name="Members.A2" office:value-type="string">
            <text:p text:style-name="P8">1.</text:p>
          </table:table-cell>
          <table:table-cell table:style-name="Members.A2" office:value-type="string">
            <text:p text:style-name="P8">Akshat Garg </text:p>
          </table:table-cell>
          <table:table-cell table:style-name="Members.A2" office:value-type="string">
            <text:p text:style-name="P8">150911066</text:p>
          </table:table-cell>
          <table:table-cell table:style-name="Members.D2" office:value-type="string">
            <text:p text:style-name="P8">20</text:p>
          </table:table-cell>
        </table:table-row>
        <table:table-row>
          <table:table-cell table:style-name="Members.A2" office:value-type="string">
            <text:p text:style-name="P8">2.</text:p>
          </table:table-cell>
          <table:table-cell table:style-name="Members.A2" office:value-type="string">
            <text:p text:style-name="P8">Shraddha Duseja</text:p>
          </table:table-cell>
          <table:table-cell table:style-name="Members.A2" office:value-type="string">
            <text:p text:style-name="P8">150911100</text:p>
          </table:table-cell>
          <table:table-cell table:style-name="Members.D2" office:value-type="string">
            <text:p text:style-name="P8">29</text:p>
          </table:table-cell>
        </table:table-row>
        <table:table-row>
          <table:table-cell table:style-name="Members.A2" office:value-type="string">
            <text:p text:style-name="P8">3.</text:p>
          </table:table-cell>
          <table:table-cell table:style-name="Members.A2" office:value-type="string">
            <text:p text:style-name="P8">Aditi Krishna</text:p>
          </table:table-cell>
          <table:table-cell table:style-name="Members.A2" office:value-type="string">
            <text:p text:style-name="P8">150911118</text:p>
          </table:table-cell>
          <table:table-cell table:style-name="Members.D2" office:value-type="string">
            <text:p text:style-name="P8">32</text:p>
          </table:table-cell>
        </table:table-row>
      </table:table>
      <text:p text:style-name="P3"/>
      <text:p text:style-name="P3"/>
      <text:p text:style-name="P3"/>
      <text:p text:style-name="P3"/>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4:04:31.239513752</meta:creation-date>
    <dc:date>2017-01-27T14:41:01.755500995</dc:date>
    <meta:editing-duration>PT3M22S</meta:editing-duration>
    <meta:editing-cycles>3</meta:editing-cycles>
    <meta:generator>LibreOffice/5.1.4.2$Linux_X86_64 LibreOffice_project/10m0$Build-2</meta:generator>
    <meta:document-statistic meta:table-count="1" meta:image-count="0" meta:object-count="0" meta:page-count="2" meta:paragraph-count="33" meta:word-count="312" meta:character-count="1916" meta:non-whitespace-character-count="1636"/>
  </office:meta>
</office:document-meta>
</file>